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rimmerEditor.setAsText( @ Nullable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Trimmer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TrimmerEditor.StringTrimmerEditor( boolean emptyA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TrimmerEditor.StringTrimmerEditor( String charsToDelete , boolean emptyA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